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4.27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6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458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4横">
        <draw:custom-shape draw:style-name="gr1" draw:text-style-name="P2" draw:layer="layout" svg:width="5cm" svg:height="8cm" svg:x="11.4cm" svg:y="2.7cm">
          <text:p text:style-name="P1"><text:span text:style-name="T1">list_vt_fre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26cm" svg:height="3.9cm" svg:x="1.574cm" svg:y="4.5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cm" svg:height="1.7cm" svg:x="2.874cm" svg:y="5.8cm">
          <text:p text:style-name="P1"><text:span text:style-name="T1">x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878cm" svg:height="1.431cm" svg:x="2.015cm" svg:y="3.769cm">
          <draw:text-box>
            <text:p><text:span text:style-name="T1">list_vt(x, n)</text:span></text:p>
          </draw:text-box>
        </draw:frame>
        <draw:custom-shape draw:style-name="gr3" draw:text-style-name="P2" draw:layer="layout" svg:width="4.345cm" svg:height="3.6cm" svg:x="7.7cm" svg:y="4.9cm">
          <text:p text:style-name="P1"><text:span text:style-name="T1">call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4.345cm" svg:height="3.6cm" svg:x="15.655cm" svg:y="4.9cm">
          <text:p text:style-name="P1"><text:span text:style-name="T1">return</text:span></text:p>
          <draw:enhanced-geometry svg:viewBox="0 0 21600 21600" draw:text-areas="0 ?f0 ?f5 ?f2" draw:type="right-arrow" draw:modifiers="14120.0184077312 5620.4387670091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4.5cm" svg:height="1.8cm" svg:x="1.4cm" svg:y="1.4cm">
          <text:p text:style-name="P1"><text:span text:style-name="T1">Consume</text:span></text:p>
          <draw:enhanced-geometry svg:viewBox="0 0 21600 21600" draw:text-areas="800 800 20800 20800" draw:type="round-rectangular-callout" draw:modifiers="8047.8115974228 33293.50360910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cm" svg:height="1.869cm" svg:x="20.4cm" svg:y="5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.058cm" svg:height="1.431cm" svg:x="20.841cm" svg:y="5cm">
          <draw:text-box>
            <text:p><text:span text:style-name="T1">vo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5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4横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2T09:46:37.297935865</meta:creation-date>
    <dc:title>図A4横</dc:title>
    <meta:editing-duration>PT50M42S</meta:editing-duration>
    <meta:editing-cycles>105</meta:editing-cycles>
    <meta:generator>LibreOffice/4.3.3.2$Linux_X86_64 LibreOffice_project/430m0$Build-2</meta:generator>
    <meta:initial-creator>Okabe Kiwamu</meta:initial-creator>
    <dc:date>2014-10-31T04:19:39.136809729</dc:date>
    <meta:document-statistic meta:object-count="9"/>
    <meta:template xlink:type="simple" xlink:actuate="onRequest" xlink:title="図A4横" xlink:href="../.config/libreoffice/4/user/template/A4横.otg" meta:date="2014-08-02T09:46:36.945652124"/>
  </office:meta>
</office:document-meta>
</file>